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1af9f8" officeooo:paragraph-rsid="001af9f8"/>
    </style:style>
    <style:style style:name="P2" style:family="paragraph" style:parent-style-name="Standard">
      <style:paragraph-properties fo:text-align="center" style:justify-single-word="false"/>
      <style:text-properties fo:font-size="14pt" officeooo:rsid="001af9f8" officeooo:paragraph-rsid="001af9f8" style:font-size-asian="14pt" style:font-size-complex="14pt"/>
    </style:style>
    <style:style style:name="P3" style:family="paragraph" style:parent-style-name="Standard">
      <style:paragraph-properties fo:text-align="center" style:justify-single-word="false"/>
      <style:text-properties officeooo:rsid="001af9f8" officeooo:paragraph-rsid="001af9f8"/>
    </style:style>
    <style:style style:name="P4" style:family="paragraph" style:parent-style-name="Text_20_body">
      <style:text-properties officeooo:rsid="001c384c" officeooo:paragraph-rsid="001c384c"/>
    </style:style>
    <style:style style:name="P5" style:family="paragraph" style:parent-style-name="Text_20_body">
      <style:paragraph-properties>
        <style:tab-stops>
          <style:tab-stop style:position="2.381cm"/>
        </style:tab-stops>
      </style:paragraph-properties>
      <style:text-properties officeooo:rsid="001c384c" officeooo:paragraph-rsid="001c384c"/>
    </style:style>
    <style:style style:name="P6" style:family="paragraph" style:parent-style-name="Text_20_body">
      <style:text-properties officeooo:rsid="001eda6e" officeooo:paragraph-rsid="001eda6e"/>
    </style:style>
    <style:style style:name="P7" style:family="paragraph" style:parent-style-name="Text_20_body" style:list-style-name="L1">
      <style:text-properties officeooo:rsid="001eda6e" officeooo:paragraph-rsid="001eda6e"/>
    </style:style>
    <style:style style:name="P8" style:family="paragraph" style:parent-style-name="Text_20_body" style:list-style-name="L1">
      <style:text-properties officeooo:rsid="001fe6f7" officeooo:paragraph-rsid="001fe6f7"/>
    </style:style>
    <style:style style:name="P9" style:family="paragraph" style:parent-style-name="Text_20_body">
      <style:text-properties officeooo:rsid="001fe6f7" officeooo:paragraph-rsid="001fe6f7"/>
    </style:style>
    <style:style style:name="P10" style:family="paragraph" style:parent-style-name="Text_20_body">
      <style:text-properties officeooo:rsid="0020259f" officeooo:paragraph-rsid="0020259f"/>
    </style:style>
    <style:style style:name="P11" style:family="paragraph" style:parent-style-name="Text_20_body" style:list-style-name="L2">
      <style:text-properties officeooo:rsid="0020259f" officeooo:paragraph-rsid="0020259f"/>
    </style:style>
    <style:style style:name="P12" style:family="paragraph" style:parent-style-name="Text_20_body">
      <style:text-properties officeooo:rsid="0021cfd3" officeooo:paragraph-rsid="0021cfd3"/>
    </style:style>
    <style:style style:name="P13" style:family="paragraph" style:parent-style-name="Text_20_body">
      <style:text-properties officeooo:rsid="0021e861" officeooo:paragraph-rsid="0021e861"/>
    </style:style>
    <style:style style:name="P14" style:family="paragraph" style:parent-style-name="Text_20_body">
      <style:text-properties fo:font-style="italic" officeooo:rsid="0021e861" officeooo:paragraph-rsid="0021e861" style:font-style-asian="italic" style:font-style-complex="italic"/>
    </style:style>
    <style:style style:name="P15" style:family="paragraph" style:parent-style-name="Text_20_body">
      <style:text-properties officeooo:rsid="00226fdf" officeooo:paragraph-rsid="00226fdf"/>
    </style:style>
    <style:style style:name="P16" style:family="paragraph" style:parent-style-name="Text_20_body">
      <style:text-properties officeooo:rsid="0022e8d1" officeooo:paragraph-rsid="0022e8d1"/>
    </style:style>
    <style:style style:name="P17" style:family="paragraph" style:parent-style-name="Text_20_body">
      <style:text-properties officeooo:rsid="0023aa5b" officeooo:paragraph-rsid="0023aa5b"/>
    </style:style>
    <style:style style:name="P18" style:family="paragraph" style:parent-style-name="Text_20_body">
      <style:text-properties officeooo:rsid="00257b34" officeooo:paragraph-rsid="00257b34"/>
    </style:style>
    <style:style style:name="P19" style:family="paragraph" style:parent-style-name="Text_20_body" style:list-style-name="L3">
      <style:text-properties officeooo:rsid="00257b34" officeooo:paragraph-rsid="00257b34"/>
    </style:style>
    <style:style style:name="P20" style:family="paragraph" style:parent-style-name="Text_20_body">
      <style:text-properties officeooo:rsid="002766e0" officeooo:paragraph-rsid="002766e0"/>
    </style:style>
    <style:style style:name="P21" style:family="paragraph" style:parent-style-name="Text_20_body" style:list-style-name="L4">
      <style:text-properties officeooo:rsid="002766e0" officeooo:paragraph-rsid="002766e0"/>
    </style:style>
    <style:style style:name="P22" style:family="paragraph" style:parent-style-name="Text_20_body">
      <style:text-properties officeooo:rsid="002766e0" officeooo:paragraph-rsid="0027c596"/>
    </style:style>
    <style:style style:name="P23" style:family="paragraph" style:parent-style-name="Text_20_body">
      <style:text-properties officeooo:rsid="002802c3" officeooo:paragraph-rsid="002802c3"/>
    </style:style>
    <style:style style:name="P24" style:family="paragraph" style:parent-style-name="Text_20_body">
      <style:text-properties officeooo:rsid="00291b10" officeooo:paragraph-rsid="00291b10"/>
    </style:style>
    <style:style style:name="P25" style:family="paragraph" style:parent-style-name="Text_20_body">
      <style:text-properties officeooo:paragraph-rsid="00291b10"/>
    </style:style>
    <style:style style:name="P26" style:family="paragraph" style:parent-style-name="Text_20_body">
      <style:text-properties officeooo:rsid="0029fdc8" officeooo:paragraph-rsid="0029fdc8"/>
    </style:style>
    <style:style style:name="P27" style:family="paragraph" style:parent-style-name="Text_20_body">
      <style:text-properties officeooo:rsid="002b8de3" officeooo:paragraph-rsid="002b8de3"/>
    </style:style>
    <style:style style:name="P28" style:family="paragraph" style:parent-style-name="Text_20_body">
      <style:text-properties officeooo:rsid="002d7a7c" officeooo:paragraph-rsid="002d7a7c"/>
    </style:style>
    <style:style style:name="P29" style:family="paragraph" style:parent-style-name="Text_20_body">
      <style:text-properties officeooo:rsid="002e3e1d" officeooo:paragraph-rsid="002e3e1d"/>
    </style:style>
    <style:style style:name="P30" style:family="paragraph" style:parent-style-name="Text_20_body">
      <style:text-properties officeooo:rsid="002f69cc" officeooo:paragraph-rsid="002f69cc"/>
    </style:style>
    <style:style style:name="P31" style:family="paragraph" style:parent-style-name="Text_20_body">
      <style:text-properties officeooo:rsid="0030401a" officeooo:paragraph-rsid="0030401a"/>
    </style:style>
    <style:style style:name="P32" style:family="paragraph" style:parent-style-name="Text_20_body">
      <style:text-properties officeooo:rsid="0030401a" officeooo:paragraph-rsid="00306691"/>
    </style:style>
    <style:style style:name="P33" style:family="paragraph" style:parent-style-name="Text_20_body" style:list-style-name="L5">
      <style:text-properties officeooo:rsid="0030401a" officeooo:paragraph-rsid="00306691"/>
    </style:style>
    <style:style style:name="P34" style:family="paragraph" style:parent-style-name="Text_20_body" style:list-style-name="L5">
      <style:text-properties officeooo:rsid="00306691" officeooo:paragraph-rsid="00306691"/>
    </style:style>
    <style:style style:name="P35" style:family="paragraph" style:parent-style-name="Heading_20_1" style:master-page-name="Standard">
      <style:paragraph-properties style:page-number="1"/>
    </style:style>
    <style:style style:name="P36" style:family="paragraph" style:parent-style-name="Heading_20_2">
      <style:text-properties officeooo:paragraph-rsid="00291b10"/>
    </style:style>
    <style:style style:name="T1" style:family="text">
      <style:text-properties officeooo:rsid="001af9f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21e861"/>
    </style:style>
    <style:style style:name="T5" style:family="text">
      <style:text-properties officeooo:rsid="00226fdf"/>
    </style:style>
    <style:style style:name="T6" style:family="text">
      <style:text-properties officeooo:rsid="0023aa5b"/>
    </style:style>
    <style:style style:name="T7" style:family="text">
      <style:text-properties officeooo:rsid="002766e0"/>
    </style:style>
    <style:style style:name="T8" style:family="text">
      <style:text-properties officeooo:rsid="0027c596"/>
    </style:style>
    <style:style style:name="T9" style:family="text">
      <style:text-properties officeooo:rsid="00291b10"/>
    </style:style>
    <style:style style:name="T10" style:family="text">
      <style:text-properties officeooo:rsid="0029349c"/>
    </style:style>
    <style:style style:name="T11" style:family="text">
      <style:text-properties officeooo:rsid="002b8de3"/>
    </style:style>
    <style:style style:name="T12" style:family="text">
      <style:text-properties officeooo:rsid="002e3e1d"/>
    </style:style>
    <style:style style:name="T13" style:family="text">
      <style:text-properties officeooo:rsid="003066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rnUniversität in Hagen</text:p>
      <text:p text:style-name="P1">Fakultät für Mathematik und Informatik</text:p>
      <text:p text:style-name="P1">Datenbanksysteme für neue Anwendungen</text:p>
      <text:p text:style-name="P1">Prof. Dr. R. H. Güting</text:p>
      <text:p text:style-name="P1"/>
      <text:p text:style-name="P1"/>
      <text:p text:style-name="P1"/>
      <text:p text:style-name="P1"/>
      <text:p text:style-name="P2">Wintersemester 2013/2014</text:p>
      <text:p text:style-name="P2"/>
      <text:p text:style-name="P2">JAVA-Programmierpraktikum 1580</text:p>
      <text:p text:style-name="P1"/>
      <text:p text:style-name="P1"/>
      <text:p text:style-name="P1"/>
      <text:p text:style-name="P1"/>
      <text:p text:style-name="P1"/>
      <text:p text:style-name="P1"/>
      <text:p text:style-name="P1"/>
      <text:p text:style-name="P1"/>
      <text:p text:style-name="P2">Thema:</text:p>
      <text:p text:style-name="P2">Kulam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Gordon Martin</text:p>
      <text:p text:style-name="P1">Matrikelnummer 8038813</text:p>
      <text:p text:style-name="P1">Zeppelinstr. 14, 14471 Potsdam</text:p>
      <text:p text:style-name="P1">Tel. (0176) 20 65 14 17</text:p>
      <text:p text:style-name="P1"><text:a xlink:type="simple" xlink:href="mailto:gordon.martin@fernuni-hagen.de">gordon.martin@fernuni-hagen.de</text:a></text:p>
      <text:p text:style-name="P1"/>
      <text:h text:style-name="P35" text:outline-level="1">Installation und Aufruf</text:h>
      <text:p text:style-name="P4">Der Kulami-Client mit allen nötigen Ressourcen ist in der Datei <text:span text:style-name="Source_20_Text">kulami.jar</text:span> verpackt.</text:p>
      <text:p text:style-name="P4">Die verwendete Java-Version ist 1.7 SE.</text:p>
      <text:h text:style-name="Heading_20_2" text:outline-level="2">Installation</text:h>
      <text:p text:style-name="P4">Kopieren Sie die Datei <text:span text:style-name="Source_20_Text">kulami.jar </text:span>in ein beliebiges Verzeichnis.</text:p>
      <text:h text:style-name="Heading_20_2" text:outline-level="2">Aufrauf</text:h>
      <text:p text:style-name="P5">Linux/Unix: <text:tab/><text:span text:style-name="Source_20_Text">$ java -jar kulami.jar</text:span></text:p>
      <text:p text:style-name="P5">Windows: <text:tab/>Doppelklicken Sie auf die Datei <text:span text:style-name="Source_20_Text">kulami.jar</text:span>.</text:p>
      <text:h text:style-name="Heading_20_1" text:outline-level="1">Bedienungsanleitung</text:h>
      <text:p text:style-name="P6">Nach dem Aufrauf wird das Hauptfenster angezeigt. Es besteht aus folgenden Komponenten:</text:p>
      <text:list xml:id="list297529519695451606" text:style-name="L1">
        <text:list-item>
          <text:p text:style-name="P7">dem Hauptmenü,</text:p>
        </text:list-item>
        <text:list-item>
          <text:p text:style-name="P7">der Spielstatusanzeige,</text:p>
        </text:list-item>
        <text:list-item>
          <text:p text:style-name="P7">den Anzeigeoptionen,</text:p>
        </text:list-item>
        <text:list-item>
          <text:p text:style-name="P8">dem Nachrichtenbereich</text:p>
        </text:list-item>
        <text:list-item>
          <text:p text:style-name="P8">und der Spielfeldanzeige.</text:p>
        </text:list-item>
      </text:list>
      <text:p text:style-name="P9">Die Anzeigeoptinen sind zunächst deaktiviert und die Spielfeldanzeige ist leer solange kein Spiel gestartet wurde.</text:p>
      <text:h text:style-name="Heading_20_2" text:outline-level="2">Spielfeld erstellen</text:h>
      <text:p text:style-name="P10">Wählen Sie aus dem Menü <text:span text:style-name="Variable">Spielfeld</text:span> den Menüpunkt <text:span text:style-name="Variable">Spielfeld erstellen</text:span>. Ein neues Fenster – der Spielfeldeditor – wird geöffnet.</text:p>
      <text:p text:style-name="P10">Der Spielfeldeditor besteht aus folgenden Komponenten:</text:p>
      <text:list xml:id="list7608560599434286140" text:style-name="L2">
        <text:list-item>
          <text:p text:style-name="P11">der Holzplattengrößenauswahl,</text:p>
        </text:list-item>
        <text:list-item>
          <text:p text:style-name="P11">der Ausrichtungsauswahll und</text:p>
        </text:list-item>
        <text:list-item>
          <text:p text:style-name="P11">der Spielfeldanzeige.</text:p>
        </text:list-item>
      </text:list>
      <text:p text:style-name="P10">Um ein Spielfeld zu erstellen, wählen Sie eine Holzplattengröße und eine Ausrichtung und klicken auf <text:span text:style-name="Variable">Hinzufügen</text:span>. Klicken Sie dann in der Spielfeldanzeige auf das Feld, in dem die obere linke Ecke der Holzplatte platziert werden soll. Platzieren Sie auf diese Weise alle 17 Holzplatten.</text:p>
      <text:p text:style-name="P10">Wenn alle Holzplatten platziert sind, wählen Sie aus dem Menü <text:span text:style-name="T2">Spielfeld</text:span> den Menüpunkt <text:span text:style-name="T2">Spielfeld speichern</text:span><text:span text:style-name="T3"> und wählen ein Verzeichnis und einen Dateinamen für das Spielfeld.</text:span></text:p>
      <text:p text:style-name="P10"><text:span text:style-name="T3">Der Spielfeldeditor kann jetzt geschlossen werden.</text:span></text:p>
      <text:h text:style-name="Heading_20_2" text:outline-level="2"><text:soft-page-break/>Spiel starten</text:h>
      <text:p text:style-name="P10">Wälen Sie aus dem Menü <text:span text:style-name="T2">Spiel</text:span><text:span text:style-name="T3"> den Menüpunkt </text:span><text:span text:style-name="T2">Spiel starten</text:span><text:span text:style-name="T3">.</text:span></text:p>
      <text:p text:style-name="P10"><text:soft-page-break/><text:span text:style-name="T3">Es erscheint das Dialogfenster </text:span><text:span text:style-name="T2">Neuer Spieler</text:span><text:span text:style-name="T3">. Geben Sie einen beliebigen Namen ein und wählen Sie, ob Sie als Mensch oder Computer spielen wollen. Als Mensch wählen Sie selber Ihre Züge, im Computer-Modus wählt eine künstliche Intelligenz die Züge. Mit dem Spielstärkeregler legen Sie die Spielstärke des Computers auf einen Wert von 1 (sehr leicht) bis 10 (sehr schwer) fest. Bestätigen Sie mit </text:span><text:span text:style-name="T2">OK</text:span><text:span text:style-name="T3">.</text:span></text:p>
      <text:p text:style-name="P10"><text:span text:style-name="T3">Als nächstes werden Sie aufgefordert, die Verbindungsdaten eines Kulami-Servers anzugeben. Geben Sie dazu den Hostnamen und die Portnummer des Servers ein (z.B. </text:span><text:span text:style-name="Source_20_Text"><text:span text:style-name="T3">localhost</text:span></text:span><text:span text:style-name="T3"> und </text:span><text:span text:style-name="Source_20_Text"><text:span text:style-name="T3">8080</text:span></text:span><text:span text:style-name="T3">). Bestätigen Sie mit </text:span><text:span text:style-name="T2">Verbinden</text:span><text:span text:style-name="T3">.</text:span></text:p>
      <text:p text:style-name="P10"><text:span text:style-name="T3">Falls Sie der erste Spieler auf dem Server sind, müssen Sie ein Spielfeld auswählen und ein Level für die Punktezählung (0, 1 oder 2) einstellen. Bestätigen Sie mit </text:span><text:span text:style-name="T2">OK</text:span><text:span text:style-name="T3">.</text:span></text:p>
      <text:p text:style-name="P10"><text:span text:style-name="T3">Falls Sie bereits ein Spieler mit dem Server verbunden ist, erhalten Sie dessen Spielfeld.</text:span></text:p>
      <text:p text:style-name="P10"><text:span text:style-name="T3">Das Spielfeld wird jetzt angezeigt und sobald zwei Spieler verbunden sind, kann das Spiel beginnen.</text:span></text:p>
      <text:h text:style-name="Heading_20_2" text:outline-level="2">Spiel spielen</text:h>
      <text:p text:style-name="P12">Die Namen der Spieler werden links in der Spielstatusanzeige gemeinsam mit ihren verbleibenden Murmeln und ihren aktuellen Punkten ang<text:span text:style-name="T4">ezeigt. Die Farben der Namen entsprechen den Farben der Murmeln.</text:span></text:p>
      <text:p text:style-name="P12">Der Name des Spielers, der an der Reihe ist, eine Murmel zu legen, wird in kursiver Schrift angezeigt. <text:span text:style-name="T4">Um ein Murmel zu legen, klicken Sie ein Feld an.</text:span></text:p>
      <text:p text:style-name="P13">Während eines Spiels können Sie Nachrichten an den Mitspieler schreiben, indem Sie im Nachrichtenfenster unten links Nachrichten eingeben und mit der Eingabetast bestätigen.</text:p>
      <text:p text:style-name="P13">Am Ende eines Spiels wird der finale Punktestand angezeigt und Sie können wählen, ob Sie mit dem selben Spielfeld und gegen denselben Gegner ein weiteres Spiel spielen wollen.</text:p>
      <text:p text:style-name="P15">Ein laufendes Spiel kann jederzeit mit dem Menüpunkt <text:span text:style-name="T2">Spiel abbrechern</text:span><text:span text:style-name="T3"> im Menü </text:span><text:span text:style-name="T2">Spiel</text:span><text:span text:style-name="T3"> abgebrochen werden.</text:span></text:p>
      <text:h text:style-name="Heading_20_3" text:outline-level="3">Anzeigeoptionen</text:h>
      <text:p text:style-name="P13"><text:span text:style-name="T2">Letzte Züge</text:span>: Die beiden zuletzt gelegten Murmeln werden eingekreist, die letzte in etwas dunklerer Farbe als die vorletzte.</text:p>
      <text:p text:style-name="P14">Mögliche Züge<text:span text:style-name="T3">: Die Felder, auf die eine Murmel gelegt werden kann, werden grün umrandet.</text:span></text:p>
      <text:p text:style-name="P14">Plattenb<text:span text:style-name="T5">e</text:span>sitz<text:span text:style-name="T3">: Die Platten werden nach der Farbe ihrer aktuellen Besitzer eingefärbt.</text:span></text:p>
      <text:h text:style-name="Heading_20_1" text:outline-level="1">Verwendete Konzepte</text:h>
      <text:h text:style-name="Heading_20_2" text:outline-level="2">Model View Controller</text:h>
      <text:p text:style-name="P16">Die <text:span text:style-name="T6">Implementierung folgt einem Model View Controller Konzept. Die Spielelogik, und die </text:span><text:soft-page-break/><text:span text:style-name="T6">Darstellung sind weitgehend voneinander entkoppelt. Die Spielelogik hat gar keine Beziehungen zu anderen Programmteilen, informiert aber über Callbacks die Darstellung über Zustandsänderungen.</text:span></text:p>
      <text:p text:style-name="P17">Die Darstellung stellt den Spielzustand dar und empfängt Benutzereingaben. Die Benutzereingaben werden an den Controller weitergeleitet. Der Controller entscheidet, ob der Spielzustand manipuliert werden soll, ob die Darstellung geändert werden soll, oder ob Nachrichten an den Server geschickt werden sollen.</text:p>
      <text:p text:style-name="P17">Servernachrichten werden auch an den Controller weitergeleitet, der entscheidet, ob der Spielzustand geändert werden soll, ob die Darstellung geändert werden soll oder ob als Antwort Nachrichten an den Server geschickt werden sollen.</text:p>
      <text:h text:style-name="Heading_20_2" text:outline-level="2">Minimax-Strategie</text:h>
      <text:p text:style-name="P17">Die künstliche Intelligenz des computergesteuerten Spielmodus wird von einer Implementierung des Minimax-Algorithmus gesteuert.</text:p>
      <text:p text:style-name="P17">Entsprechend der Auswahl der Spielstärke wird ein ein bis zehn Ebenen tiefer Suchbaum aufgebaut. Jede Ebene entspricht einer Entscheidung des Spielers oder des Gegenspielers. Jeder Spieler trifft die für sich beste Entscheidung. Der Name des Algorithmus rührt daher, dass der Spieler seinen Nutzen maximiert währen der Gegenspieler den Nutzen des Spielers minimiert (also seinen eigenen Nutzen ebenfalls maximiert).</text:p>
      <text:p text:style-name="P17">Welche Entscheidung in einem Fall die beste ist, wird durch die Bewertungsfunktion bestimmt. Die Bewertungsfunktion in der vorliegenden Implementation nimmt einfach den Punktestand als Bewertunggsfunktion.</text:p>
      <text:p text:style-name="P18">Es wären noch einige Optimierungen denkbar:</text:p>
      <text:list xml:id="list5026313891328096297" text:style-name="L3">
        <text:list-item>
          <text:p text:style-name="P19">Verwendung einer anderen Bewertungsfunktion, z.B. Abstand zwischen den Punkteständen der beiden Spieler.</text:p>
        </text:list-item>
        <text:list-item>
          <text:p text:style-name="P19">Beschneiden des Suchbaumes durch ignorieren wenig erfolgsversprechender Zweige. Insbesondere könnte das Alpha-Beta-Verfahren implementiert werden.</text:p>
        </text:list-item>
        <text:list-item>
          <text:p text:style-name="P19">Speichern und wiederverwenden eines Suchbaumes, um weitere Suchen zu beschleunigen.</text:p>
        </text:list-item>
      </text:list>
      <text:h text:style-name="Heading_20_1" text:outline-level="1">Programmarchitektur</text:h>
      <text:p text:style-name="P20">Das Programm ist in folgende Pakete aufgeteilt:</text:p>
      <text:list xml:id="list520203057327111658" text:style-name="L4">
        <text:list-item>
          <text:p text:style-name="P21"><text:span text:style-name="Source_20_Text">kulami.game</text:span></text:p>
        </text:list-item>
        <text:list-item>
          <text:p text:style-name="P21"><text:span text:style-name="Source_20_Text">kulami.game.board</text:span></text:p>
        </text:list-item>
        <text:list-item>
          <text:p text:style-name="P21"><text:span text:style-name="Source_20_Text">kulami.game.player</text:span></text:p>
        </text:list-item>
        <text:list-item>
          <text:p text:style-name="P21"><text:span text:style-name="Source_20_Text">kulami.control</text:span></text:p>
        </text:list-item>
        <text:list-item>
          <text:p text:style-name="P21"><text:span text:style-name="Source_20_Text">kulami.gui</text:span></text:p>
        </text:list-item>
        <text:list-item>
          <text:p text:style-name="P21"><text:span text:style-name="Source_20_Text">kulami.connectivity</text:span></text:p>
        </text:list-item>
      </text:list>
      <text:h text:style-name="Heading_20_2" text:outline-level="2"><text:span text:style-name="T7">Das Spielemodell</text:span></text:h>
      <text:p text:style-name="Text_20_body"><text:span text:style-name="T7">Die Pakete </text:span><text:span text:style-name="Source_20_Text">kulami.game</text:span>, <text:span text:style-name="Source_20_Text">kulami.game.board</text:span> <text:span text:style-name="T7">und </text:span><text:span text:style-name="Source_20_Text">kulami.game.player</text:span><text:span text:style-name="T7"> enthalten Klassen, die einen Spielzustand definieren. Sie repräsentieren die Modellkomponente des MVC-Konzepts und sind vom Rest des Programms vollständig entkoppelt. Die einzige Kommunikation aus diesem Modul heraus geschieht über Callbacks nach Observer-Muster in der </text:span><text:soft-page-break/><text:span text:style-name="T7">Klasse </text:span><text:span text:style-name="Source_20_Text"><text:span text:style-name="T7">Game</text:span></text:span><text:span text:style-name="T7">.</text:span></text:p>
      <text:p text:style-name="P31">Die Unterteilung in drei Pakete dient lediglich der Übersichtlichkeit.</text:p>
      <text:p text:style-name="P20">Im Folgenden werden die wichtigsten Klassen dieses Moduls dargestellt.</text:p>
      <text:h text:style-name="Heading_20_3" text:outline-level="3">Game</text:h>
      <text:p text:style-name="P20">Die Klasse <text:span text:style-name="Source_20_Text">Game</text:span> repräsentiert ein Kulamispiel und seinen aktuellen Zustand.</text:p>
      <text:p text:style-name="P22">Ein <text:span text:style-name="Source_20_Text">Game</text:span>-Objekt wird vom <text:span text:style-name="Source_20_Text">GameController</text:span> erzeugt. Es enthält ein Spielfeld und einen Spieler. </text:p>
      <text:p text:style-name="P22">Bei Änderungen des Spiels werden registrierte Beobachter (<text:span text:style-name="Source_20_Text">GameObserver</text:span>) informiert. <text:span text:style-name="T8">Game selber implementiert das </text:span><text:span text:style-name="Source_20_Text"><text:span text:style-name="T8">GameObservable</text:span></text:span><text:span text:style-name="T8">-Interface, über das </text:span><text:span text:style-name="Source_20_Text"><text:span text:style-name="T8">GameObserver</text:span></text:span><text:span text:style-name="T8"> gezielt Informationen abfragen können.</text:span></text:p>
      <text:h text:style-name="Heading_20_3" text:outline-level="3">GameMap</text:h>
      <text:p text:style-name="P23">Ein <text:span text:style-name="Source_20_Text">GameMap</text:span>-Objekt enthält Beziehungen zu einem Spielfeld (<text:span text:style-name="Source_20_Text">Board</text:span>) und einem <text:span text:style-name="Source_20_Text">Marbles</text:span>-Objekt. Seine Funktion ist es, ein Spielfeld mit seiner Belegung zu verbinden. Insbesondere enthält die Klasse daher Methoden zur Ermittlung der zulässigen Felder für den nächsten Zug und für die Berechnung der Punkte.</text:p>
      <text:h text:style-name="Heading_20_3" text:outline-level="3">Board</text:h>
      <text:p text:style-name="P23">Ein <text:span text:style-name="Source_20_Text">Board</text:span>-Objekt repräsentiert ein Spielfeld mit 17 Brettern (<text:span text:style-name="Source_20_Text">Panel</text:span>s), die jeweils an einer bestimmten Position platziert sein können oder nicht.</text:p>
      <text:p text:style-name="P23">Ein großer Teil der Methoden in der Klasse dient der Buchführung über offene und vergebene <text:span text:style-name="Source_20_Text">Panel</text:span>-Indizes und der Berechnung möglicher Platzierungspositionen.</text:p>
      <text:h text:style-name="Heading_20_3" text:outline-level="3">Panel</text:h>
      <text:p text:style-name="P23"><text:span text:style-name="Source_20_Text">Panel</text:span> ist eine abstrakte Klasse, die von <text:span text:style-name="Source_20_Text">Panel</text:span>s bestimmter Größen implementiert wird. Ein <text:span text:style-name="Source_20_Text">Panel</text:span>-Objekt repräsentiert ein Holzbrett. Die Unterklassen von <text:span text:style-name="Source_20_Text">Panel</text:span> werden nicht direkt instanziiert, sondern von einer statischen Fabriksmethode in <text:span text:style-name="Source_20_Text">Panel</text:span> geliefert.</text:p>
      <text:p text:style-name="P23">Ein <text:span text:style-name="Source_20_Text">Panel</text:span> hat eine Position, eine Orientierung (<text:span text:style-name="Source_20_Text">Orientation</text:span>), eine Bezeichnung (<text:span text:style-name="Source_20_Text">b...r</text:span>) und ein Flag, das angibt, ob das Brett platziert ist.</text:p>
      <text:h text:style-name="Heading_20_3" text:outline-level="3">Marbles</text:h>
      <text:p text:style-name="P23">Ein <text:span text:style-name="Source_20_Text">Marbles</text:span>-Objekt enthält eine Sammlung von 100 Besitzern (<text:span text:style-name="Source_20_Text">Owner</text:span>), die für jedes Feld angibt, ob und welche Murmel dort platziert ist. Die Klasse enthält Methoden zur Berechnung der von Holzbrettern unabhängigen Bonuspunkte für Punktezällevel 1 und 2. Zur Berechnung der größten zusammenhängenden Fläche einer Farbe wird eine einfache Version des Union-Find-Algorithmus verwendet.</text:p>
      <text:h text:style-name="Heading_20_3" text:outline-level="3">BoardParser</text:h>
      <text:p text:style-name="P23">Der <text:span text:style-name="Source_20_Text">BoardParser</text:span> enhält statische Methoden zur Verarbeitung der textuellen Darstellung des <text:soft-page-break/>Spielfeldes und seiner Belegung, wie der Kulami-Server sie verwendet. BoardParser kann nicht instantiiert werden.</text:p>
      <text:h text:style-name="Heading_20_3" text:outline-level="3">Pos</text:h>
      <text:p text:style-name="P24"><text:span text:style-name="Source_20_Text">Pos</text:span>-Objekte repräsentieren die 100 Position des Spielfeldes. Um Mehrfachinstantiierungen der selben Positionen zu vermeiden, werden alle 100 Positionen von einem statischen Initialisator instantiiert und von einer Fabriksmethode an Klienten geliefert. Die Klasse enthält keine öffentlichen Konstruktoren.</text:p>
      <text:p text:style-name="P24"><text:span text:style-name="Source_20_Text">Pos</text:span> enthält Methoden, mit denen es einfach ist, zwischen Reihe/Spalte-Darstellungen und der Position in einer 100-elementigen Liste zu konvertieren.</text:p>
      <text:h text:style-name="Heading_20_3" text:outline-level="3">Player</text:h>
      <text:p text:style-name="P24">Ein <text:span text:style-name="Source_20_Text">Player</text:span>-Objekt repräsentiert den lokalen Spieler mit seinem Namen und seiner Farbe.</text:p>
      <text:h text:style-name="Heading_20_3" text:outline-level="3">CompPlayer</text:h>
      <text:p text:style-name="P24">Ein <text:span text:style-name="Source_20_Text">CompPlayer</text:span> ist ein Spieler, der mit einer Strategie (<text:span text:style-name="Source_20_Text">KulamiStrategy</text:span>) zur Auswahl eines Spielzugs verknüpft ist. Die Verknüpfung erfolgt nach dem Strategy-Entwurfsmuster, um Strategien einfach austauschen zu können.</text:p>
      <text:p text:style-name="P24">Der <text:span text:style-name="Source_20_Text">CompPlayer</text:span> stellt eine Methode zur Verfügung, um eine Position für den nächsten Zug zu suchen. Der <text:span text:style-name="Source_20_Text">GameController</text:span> wird über den <text:span text:style-name="Source_20_Text">CompPlayerAdapter</text:span> über den Zug informiert.</text:p>
      <text:h text:style-name="P36" text:outline-level="2"><text:span text:style-name="T9">Der Controller</text:span></text:h>
      <text:p text:style-name="P25"><text:span text:style-name="T9">Das Paket </text:span><text:span text:style-name="Source_20_Text"><text:span text:style-name="T9">kulami.control</text:span></text:span><text:span text:style-name="T9"> enthält die Controller-Klassen der MVC-Architektur.</text:span></text:p>
      <text:p text:style-name="P25"><text:span text:style-name="T9">Die Klasse </text:span><text:span text:style-name="Source_20_Text"><text:span text:style-name="T9">Kulami</text:span></text:span><text:span text:style-name="T9"> dient ausschließlich dem Starten des Programms.</text:span></text:p>
      <text:h text:style-name="Heading_20_3" text:outline-level="3">GameController</text:h>
      <text:p text:style-name="P24">Der <text:span text:style-name="Source_20_Text">GameController</text:span> ist der zentrale Controller des Spiels. Er verbindet die wichtigsten GUI-Elemente, Servernachrichten und das Spielmodell miteinander.</text:p>
      <text:p text:style-name="P24">Zu Beginn des Spiels erstellt der <text:span text:style-name="Source_20_Text">GameController</text:span> das Hauptfenster (<text:span text:style-name="Source_20_Text">Mainframe</text:span>) und zeigt es an. Weitere Fenster und Dialoge werden bei Bedarf über den <text:span text:style-name="Source_20_Text">Mainframe</text:span> erstellt und angezeigt.</text:p>
      <text:p text:style-name="P24">Sämtliche Benutzereingaben und Servernachrichten empfängt der <text:span text:style-name="Source_20_Text">GameController</text:span> in anonymen inneren Klassen, <text:span text:style-name="T10">die Adapter-Interfaces implementieren</text:span>. Dies erhöht wesentlich die Übersichtlichkeit im GameController, da er bis auf den Konstruktor keine öffentlichen Methoden enthält.</text:p>
      <text:p text:style-name="P26">Der <text:span text:style-name="Source_20_Text">GameController</text:span> ist außerdem dafür verantwortlich, ein <text:span text:style-name="Source_20_Text">ServerProxy</text:span>-Objekt zu erstellen und eingehende Nachrichten zu verarbeiten und ausgehende Nachrichten über einen <text:span text:style-name="Source_20_Text">MessageSender</text:span> zu senden.</text:p>
      <text:h text:style-name="Heading_20_3" text:outline-level="3">MapEditorController</text:h>
      <text:p text:style-name="P27">Der <text:span text:style-name="Source_20_Text">MapEditor</text:span> hat einen relativ einfachen eigenen Controller.</text:p>
      <text:h text:style-name="Heading_20_3" text:outline-level="3"><text:soft-page-break/>DisplayFlags</text:h>
      <text:p text:style-name="P27">Die vom Benutzer gesetzten Anzeigeoptionen werden in einem <text:span text:style-name="Source_20_Text">DisplayFlags</text:span>-Objekt verpackt, das an die einzelnen Spielfeldkacheln weitergeleitet wird.</text:p>
      <text:h text:style-name="Heading_20_2" text:outline-level="2">Die Benutzeroberfläche</text:h>
      <text:p text:style-name="Text_20_body"><text:span text:style-name="T11">Das Paket </text:span><text:span text:style-name="Source_20_Text">kulami.gui</text:span> <text:span text:style-name="T11">enthält die View-Komponente der MVC-Architektur. Jede Anzeigeklasse hat ein entsprechendes Adapter-Interface, das von dem Controller implementiert wird, der die Benutzereingaben verarbeitet. Die meisten Adapter-Interfaces werden von anonymen inneren Klassen im </text:span><text:span text:style-name="Source_20_Text"><text:span text:style-name="T11">GameController</text:span></text:span><text:span text:style-name="T11"> implementiert.</text:span></text:p>
      <text:p text:style-name="P27">Im Folgenden werden die Klassen des Paketes kurz vorgestellt.</text:p>
      <text:h text:style-name="Heading_20_3" text:outline-level="3">Mainframe</text:h>
      <text:p text:style-name="P28">Der <text:span text:style-name="Source_20_Text">Mainframe</text:span> ist das Hauptfenster der Anwendung. Er wird erzeugt vom <text:span text:style-name="Source_20_Text">GameController</text:span> und liefert Benutzereingaben weiter an einen <text:span text:style-name="Source_20_Text">MainframeAdapter</text:span>, der im <text:span text:style-name="Source_20_Text">GameController</text:span> implementiert wird.</text:p>
      <text:p text:style-name="P28">Der <text:span text:style-name="Source_20_Text">Mainframe</text:span> hat Methoden zur Initialisierung verschiedener GUI-Elemente wie dem Nachrichtenfeld, der Spielfeldanzeige und der Spielstatusanzeige. Außerdem können verschiedene Arten von Meldungen über Methoden angezeigt werden.</text:p>
      <text:h text:style-name="Heading_20_3" text:outline-level="3">Dialoge</text:h>
      <text:p text:style-name="P28">Es sind drei Dialoge als Unterklassen von <text:span text:style-name="Source_20_Text">JDialog</text:span> implementiert. <text:span text:style-name="Source_20_Text">PlayerDialog</text:span> ermöglicht die Auswahl eines Benutzernamens und des Spielmodus, <text:span text:style-name="Source_20_Text">NewGameDialog</text:span> erfragt die Serververbindungsdaten und <text:span text:style-name="Source_20_Text">ChooseBoardDialog</text:span> ermöglicht die Auswahl eines Spielfeldes und des Punktezähllevels.</text:p>
      <text:p text:style-name="P28">Die Dialoge werden vom <text:span text:style-name="Source_20_Text">GameController</text:span> erstellt und senden ihre Benutzereingaben an Implementatierungen ihrer Adapter-Interfaces im <text:span text:style-name="Source_20_Text">GameController</text:span>.</text:p>
      <text:h text:style-name="Heading_20_3" text:outline-level="3">MapEditor</text:h>
      <text:p text:style-name="P28">Der <text:span text:style-name="Source_20_Text">MapEditor</text:span> ist ein eigener Frame dessen Aussehen dem <text:span text:style-name="Source_20_Text">Mainframe</text:span> nachempfunden ist. Der <text:span text:style-name="Source_20_Text">MapEditor</text:span> wird von seinem eigenen Controller erstellt und sendet seine Nutezereingaben an das <text:span text:style-name="Source_20_Text">MapEditorAdapter</text:span>-Interface, das vom <text:span text:style-name="Source_20_Text">MapEditorController</text:span> implementiert wird.</text:p>
      <text:h text:style-name="Heading_20_3" text:outline-level="3">GameDisplay</text:h>
      <text:p text:style-name="P28">Das <text:span text:style-name="Source_20_Text">GameDisplay</text:span> ist zuständig für die Darstellung des aktuellen Spielzustands. Dazu wird es als Beobachter (<text:span text:style-name="Source_20_Text">GameObserver</text:span>) des Spiels (<text:span text:style-name="Source_20_Text">GameObservable</text:span>) registriert. Die graphische Darstellung des Spielfeldes wird an ein <text:span text:style-name="Source_20_Text">MapPainter</text:span>-Objekt delegiert.</text:p>
      <text:h text:style-name="Heading_20_3" text:outline-level="3">MapPainter</text:h>
      <text:p text:style-name="P29">Der <text:span text:style-name="Source_20_Text">MapPainter</text:span> zeichnet ein Gitter von 100 Kacheln (TileComponents) in ein Panel.</text:p>
      <text:p text:style-name="P29">Die Klasse enthält eine Methode zum Zeichnen des Spielfelds und eine zum Zeichnen der <text:soft-page-break/>Murmeln. Außerdem sind eine Reihe von Methoden enthalten, die dem Verfolgen von Informationen für die Darstellung ein- und ausblendbarer Informationen dienen.</text:p>
      <text:h text:style-name="Heading_20_3" text:outline-level="3">TileComponent</text:h>
      <text:p text:style-name="P29"><text:span text:style-name="Source_20_Text">TileComponent</text:span> ist eine Unterklasse von <text:span text:style-name="Source_20_Text">JComponent</text:span> und dient der Darstellung eines Feldes auf einem Spielfeld. Ein <text:span text:style-name="Source_20_Text">TileComponent</text:span>-Objekt enhält eine Graphik, die einen Teile einer Holzplatte darstellt, Informationen zur enthaltenen Murmel und Informationen zur Darstellung ein- und ausblendbarer Informationen. Außerdem enthält jedes Objekt eine Referenz zum <text:span text:style-name="Source_20_Text">DisplayFlags</text:span>-Objekt des <text:span text:style-name="Source_20_Text">GameController</text:span>s, damit es entscheiden kann, welche Informationen ein- oder ausgeblendet werden sollen.</text:p>
      <text:h text:style-name="Heading_20_3" text:outline-level="3">MessageDisplay</text:h>
      <text:p text:style-name="P29">Die <text:span text:style-name="Source_20_Text">MessageDisplay</text:span>-Klasse schreibt Nachrichten in ein Nachrichtenfenster.</text:p>
      <text:h text:style-name="Heading_20_3" text:outline-level="3">StatusDisplay</text:h>
      <text:p text:style-name="P29">Die <text:span text:style-name="Source_20_Text">StatusDisplay</text:span>-Klasse füllt die Statusanzeige mit Informationen zum Spielstand.</text:p>
      <text:h text:style-name="Heading_20_2" text:outline-level="2"><text:span text:style-name="T12">Serveranbindung</text:span></text:h>
      <text:p text:style-name="P29">Das Paket <text:span text:style-name="Source_20_Text">kulami.connectivity</text:span> enthält Klassen und Interfaces zur Serveranbindung.</text:p>
      <text:h text:style-name="Heading_20_3" text:outline-level="3">ServerProxy</text:h>
      <text:p text:style-name="P29">Ein <text:span text:style-name="Source_20_Text">ServerProxy</text:span> stellt eine Socket-Verbindung zu einem Kulami-Server her und startet jeweils einen Thread zum Empfang von Nachrichten und einen Thread zum Versand von Nachrichten.</text:p>
      <text:p text:style-name="P29">Zu versendende Nachrichten werden in eine Nachrichten-Queue gesetzt, die vom Versandthread abgearbeitet wird.</text:p>
      <text:p text:style-name="P29">Empfangene Nachrichten werden an registrierte <text:span text:style-name="Source_20_Text">MessageObserver</text:span> weitergeleitet.</text:p>
      <text:h text:style-name="Heading_20_3" text:outline-level="3">ServerAdapter</text:h>
      <text:p text:style-name="P29">Der <text:span text:style-name="Source_20_Text">ServerAdapter</text:span> implementiert das <text:span text:style-name="Source_20_Text">MessageObserver</text:span>-Interface und verarbeitet eingehende Servernachrichten.</text:p>
      <text:p text:style-name="P29">Zunächst zerlegt der <text:span text:style-name="Source_20_Text">ServerAdapter</text:span> Nachrichten in die Hauptnachricht und eventuelle Argumente. Dann ruft er entsprechende Methoden in registrierten <text:span text:style-name="Source_20_Text">InProtocolObserver</text:span>n auf. <text:span text:style-name="Source_20_Text">InProtocolObserver</text:span> wird von einer anonymen inneren Klasse im <text:span text:style-name="Source_20_Text">GameController</text:span> implementiert.</text:p>
      <text:h text:style-name="Heading_20_3" text:outline-level="3">MessageSender</text:h>
      <text:p text:style-name="P30"><text:span text:style-name="Source_20_Text">MessageSender</text:span> enthält Methoden, die ausgehenden Nachrichten an den Server entsprechen. Der <text:span text:style-name="Source_20_Text">GameController</text:span> ruft diese Methoden auf und der der <text:span text:style-name="Source_20_Text">MessageSender</text:span> generiert dem Protokoll entsprechende Nachrichten und reiht diese in die Nachrichten-Queue des <text:span text:style-name="Source_20_Text">ServerProxys</text:span> ein.</text:p>
      <text:p text:style-name="Text_20_body"><text:soft-page-break/></text:p>
      <text:h text:style-name="Heading_20_1" text:outline-level="1">Änderungen seit dem Entwur<text:span text:style-name="T1">f</text:span></text:h>
      <text:p text:style-name="P31">Die wichtigste globale Änderung ist eine konsequente Umsetzung der Model View Controller Architektur. Die Aufgaben der Controller-Klassen wurde klarer definiert, indem Klassen, die der Serveranbindung dienen, in ein eigenes Paket verschoben wurden. Außerdem ruft der <text:span text:style-name="Source_20_Text">Mainframe</text:span> selbständig kein Dialoge und Fenster mehr auf, sondern delegiert alle Entscheidungen an den <text:span text:style-name="Source_20_Text">GameController</text:span>.</text:p>
      <text:p text:style-name="P31">Das Spielmodell wurde etwas differenziert, um die Verwendung der Spielfeldklassen sowohl für das laufende Spiel als auch für den <text:span text:style-name="Source_20_Text">MapEditor</text:span> zu erleichtern. Dazu wurde das Spielfeld (<text:span text:style-name="Source_20_Text">Board</text:span>) getrennt von seiner Belegung (<text:span text:style-name="Source_20_Text">Marbles</text:span>).</text:p>
      <text:p text:style-name="P31">Jedem GUI-Element wurde ein Adapter-Interface zur Seite gestellt, das klar definiert, welche Benutzereingaben erfolgen können und verarbeitet werden müssen. Die Verarbeitung findet in den Controllern statt, die die Adapter-Interfaces implementieren.</text:p>
      <text:p text:style-name="P32">Die Klasse <text:span text:style-name="Source_20_Text">ConnectionData</text:span> wurde gestrichen und in die Klasse <text:span text:style-name="Source_20_Text">ServerProxy</text:span> integriert, da die Verbindungsdaten zur Socket-Verbindung gehören. Um eingehende Nachrichten ähnlich wie Benutzereingaben behandeln zu können, wurde die <text:span text:style-name="Source_20_Text">ServerAdapter</text:span>-Klasse hinzugefügt, die Server-Nachrichten an den Controller weiterleitet. </text:p>
      <text:p text:style-name="P32"><text:span text:style-name="T13">Eingehende Nachrichten werden also in drei Stufen verarbeitet: </text:span></text:p>
      <text:list xml:id="list7545291582642598805" text:style-name="L5">
        <text:list-item>
          <text:p text:style-name="P33"><text:span text:style-name="T13">Empfang im </text:span><text:span text:style-name="Source_20_Text"><text:span text:style-name="T13">ServerProxy</text:span></text:span><text:span text:style-name="T13"> und Weiterleitung an </text:span><text:span text:style-name="Source_20_Text"><text:span text:style-name="T13">ServerAdapter</text:span></text:span></text:p>
        </text:list-item>
        <text:list-item>
          <text:p text:style-name="P34">Parsen im <text:span text:style-name="Source_20_Text">ServerAdapter</text:span> und Aufruf entsprechender Methoden im <text:span text:style-name="Source_20_Text">InProtocolObserver</text:span></text:p>
        </text:list-item>
        <text:list-item>
          <text:p text:style-name="P34"><text:span text:style-name="Source_20_Text">InProtocolObserver</text:span> wird im <text:span text:style-name="Source_20_Text">GameController</text:span> implementiert und reagiert auf Nachrichten.</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1" style:font-family-complex="'Lohit Hindi'"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style:display="false">
        <text:p text:style-name="Header_20_left"/>
      </style:header-first>
      <style:footer>
        <text:p text:style-name="Footer"><text:tab/><text:tab/><text:page-number text:select-page="current">1</text:page-number></text:p>
      </style:footer>
      <style:footer-first style:display="false">
        <text:p text:style-name="Footer"/>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rdon Martin</meta:initial-creator>
    <meta:creation-date>2014-01-05T20:02:19.636478022</meta:creation-date>
    <meta:generator>LibreOffice/4.1.3.2$Linux_X86_64 LibreOffice_project/410m0$Build-2</meta:generator>
    <meta:printed-by>Gordon Martin</meta:printed-by>
    <meta:print-date>2014-01-05T20:18:43.027545873</meta:print-date>
    <dc:date>2014-01-05T23:18:29.675525733</dc:date>
    <dc:creator>Gordon Martin</dc:creator>
    <meta:editing-duration>PT2H40M50S</meta:editing-duration>
    <meta:editing-cycles>24</meta:editing-cycles>
    <meta:document-statistic meta:table-count="0" meta:image-count="0" meta:object-count="0" meta:page-count="11" meta:paragraph-count="159" meta:word-count="2097" meta:character-count="16145" meta:non-whitespace-character-count="14223"/>
  </office:meta>
</office:document-meta>
</file>